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1.0</text:p>
      <text:p text:style-name="P5"/>
      <text:p text:style-name="P6">Jul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1.0.tar.gz</text:p>
            <text:p text:style-name="P24">zk-bin-std-3.1.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1.0.tar.gz</text:p>
            <text:p text:style-name="P24">zk-bin-prof-3.1.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1.0.tar.gz</text:p>
            <text:p text:style-name="P24">zk-bin-3.1.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1.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1.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1.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1.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1.0.zip</text:span> or <text:span text:style-name="T8">zk-bin-3.1.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1.0.zip</text:span> or <text:span text:style-name="T8">zk-bin-3.1.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1.0.zip</text:span> or <text:span text:style-name="T8">zk-bin-3.1.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1.0.zip</text:span> or <text:span text:style-name="T8">zk-bin-3.1.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1.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1.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1.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16T19:28:07</dc:date>
    <dc:language>en-US</dc:language>
    <meta:editing-cycles>1116</meta:editing-cycles>
    <meta:editing-duration>P3DT23H46M29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